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D000001E37208C1ECF9C6980E.png" manifest:media-type="image/png"/>
  <manifest:file-entry manifest:full-path="Pictures/10000001000003DA000005B6B16F4CC4A93373E9.png" manifest:media-type="image/png"/>
  <manifest:file-entry manifest:full-path="Pictures/100000010000042F0000052468471514EEAB0FD3.png" manifest:media-type="image/png"/>
  <manifest:file-entry manifest:full-path="Pictures/1000000100000429000004D4369473FF636188AA.png" manifest:media-type="image/png"/>
  <manifest:file-entry manifest:full-path="Pictures/100000010000042D0000074422BA415C5BD87F37.png" manifest:media-type="image/png"/>
  <manifest:file-entry manifest:full-path="Pictures/100000010000043D00000468A60BC60E8B58E0EF.png" manifest:media-type="image/png"/>
  <manifest:file-entry manifest:full-path="Pictures/10000001000003D10000038F7B222C34560C7374.png" manifest:media-type="image/png"/>
  <manifest:file-entry manifest:full-path="Pictures/1000000100000434000006C08C5E78294647B344.png" manifest:media-type="image/png"/>
  <manifest:file-entry manifest:full-path="Pictures/100000010000043E000006E4E665F04A30063491.png" manifest:media-type="image/png"/>
  <manifest:file-entry manifest:full-path="Pictures/100000010000041D00000635021D5C9520432402.png" manifest:media-type="image/png"/>
  <manifest:file-entry manifest:full-path="Pictures/100000010000044A000006FA1521314F4F2949EC.png" manifest:media-type="image/png"/>
  <manifest:file-entry manifest:full-path="Pictures/10000001000003BB000005DCFE5EF880CFC82E10.png" manifest:media-type="image/png"/>
  <manifest:file-entry manifest:full-path="Pictures/100000010000043D000004B2DCF7DC9C3D14144C.png" manifest:media-type="image/png"/>
  <manifest:file-entry manifest:full-path="Pictures/100000010000043700000464BA2376E9249C40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O-normal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P2" style:family="paragraph" style:parent-style-name="LO-normal" style:master-page-name="Standard">
      <style:paragraph-properties style:page-number="1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solid" draw:fill-color="#729fcf"/>
      <style:paragraph-properties fo:text-align="start"/>
      <style:text-properties fo:font-size="1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0000" draw:textarea-vertical-align="middle" draw:auto-grow-height="false" fo:min-height="0.0598in" fo:min-width="0.0571in"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draw:fill-color="#ff0000" draw:textarea-vertical-align="middle" draw:auto-grow-height="false" fo:min-height="0.0571in" fo:min-width="0.0591in" style:run-through="foreground" style:wrap="run-through" style:number-wrapped-paragraphs="no-limit" style:vertical-pos="from-top" style:vertical-rel="page" style:horizontal-pos="from-left" style:horizontal-rel="paragraph"/>
    </style:style>
    <style:style style:name="gr3" style:family="graphic">
      <style:graphic-properties draw:fill-color="#ff0000" draw:textarea-vertical-align="middle" draw:auto-grow-height="false" fo:min-height="0.0445in" fo:min-width="0.0591in" style:run-through="foreground" style:wrap="run-through" style:number-wrapped-paragraphs="no-limit" style:vertical-pos="from-top" style:vertical-rel="page" style:horizontal-pos="from-left" style:horizontal-rel="paragraph"/>
    </style:style>
    <style:style style:name="gr4" style:family="graphic">
      <style:graphic-properties draw:fill-color="#ff0000" draw:textarea-vertical-align="middle" draw:auto-grow-height="false" fo:min-height="0.0173in" fo:min-width="0.0035in" style:run-through="foreground" style:wrap="run-through" style:number-wrapped-paragraphs="no-limit" style:vertical-pos="from-top" style:vertical-rel="page" style:horizontal-pos="from-left" style:horizontal-rel="paragraph"/>
    </style:style>
    <style:style style:name="gr5" style:family="graphic">
      <style:graphic-properties draw:fill-color="#ff0000" draw:textarea-vertical-align="middle" draw:auto-grow-height="false" fo:min-height="0.0398in" fo:min-width="0.0508in" style:run-through="foreground" style:wrap="run-through" style:number-wrapped-paragraphs="no-limit" style:vertical-pos="from-top" style:vertical-rel="page" style:horizontal-pos="from-left" style:horizontal-rel="paragraph"/>
    </style:style>
    <style:style style:name="gr6" style:family="graphic">
      <style:graphic-properties draw:fill-color="#ff0000" draw:textarea-vertical-align="middle" draw:auto-grow-height="false" fo:min-height="0.0425in" fo:min-width="0.0689in" style:run-through="foreground" style:wrap="run-through" style:number-wrapped-paragraphs="no-limit" style:vertical-pos="from-top" style:vertical-rel="page" style:horizontal-pos="from-left" style:horizontal-rel="paragraph"/>
    </style:style>
    <style:style style:name="gr7" style:family="graphic">
      <style:graphic-properties draw:fill-color="#ff0000" draw:textarea-vertical-align="middle" draw:auto-grow-height="false" fo:min-height="0.0354in" fo:min-width="0.0402in" style:run-through="foreground" style:wrap="run-through" style:number-wrapped-paragraphs="no-limit" style:vertical-pos="from-top" style:vertical-rel="page" style:horizontal-pos="from-left" style:horizontal-rel="paragraph"/>
    </style:style>
    <style:style style:name="gr8" style:family="graphic">
      <style:graphic-properties draw:fill-color="#ff0000" draw:textarea-vertical-align="middle" draw:auto-grow-height="false" fo:min-height="0.0354in" fo:min-width="0.0453in" style:run-through="foreground" style:wrap="run-through" style:number-wrapped-paragraphs="no-limit" style:vertical-pos="from-top" style:vertical-rel="page" style:horizontal-pos="from-left" style:horizontal-rel="paragraph"/>
    </style:style>
    <style:style style:name="gr9" style:family="graphic">
      <style:graphic-properties draw:fill-color="#ff0000" draw:textarea-vertical-align="middle" draw:auto-grow-height="false" fo:min-height="0.0425in" fo:min-width="0.0453in" style:run-through="foreground" style:wrap="run-through" style:number-wrapped-paragraphs="no-limit" style:vertical-pos="from-top" style:vertical-rel="page" style:horizontal-pos="from-left" style:horizontal-rel="paragraph"/>
    </style:style>
    <style:style style:name="gr10" style:family="graphic">
      <style:graphic-properties draw:fill-color="#ff0000" draw:textarea-vertical-align="middle" draw:auto-grow-height="false" fo:min-height="0.0374in" fo:min-width="0.0508in" style:run-through="foreground" style:wrap="run-through" style:number-wrapped-paragraphs="no-limit" style:vertical-pos="from-top" style:vertical-rel="page" style:horizontal-pos="from-left" style:horizontal-rel="paragraph"/>
    </style:style>
    <style:style style:name="gr11" style:family="graphic">
      <style:graphic-properties draw:fill-color="#ff0000" draw:textarea-vertical-align="middle" draw:auto-grow-height="false" fo:min-height="0.0402in" fo:min-width="0.0484in" style:run-through="foreground" style:wrap="run-through" style:number-wrapped-paragraphs="no-limit" style:vertical-pos="from-top" style:vertical-rel="page" style:horizontal-pos="from-left" style:horizontal-rel="paragraph"/>
    </style:style>
    <style:style style:name="gr12" style:family="graphic">
      <style:graphic-properties draw:fill-color="#ff0000" draw:textarea-vertical-align="middle" draw:auto-grow-height="false" fo:min-height="0.0425in" fo:min-width="0.052in" style:run-through="foreground" style:wrap="run-through" style:number-wrapped-paragraphs="no-limit" style:vertical-pos="from-top" style:vertical-rel="page" style:horizontal-pos="from-left" style:horizontal-rel="paragraph"/>
    </style:style>
    <style:style style:name="gr13" style:family="graphic">
      <style:graphic-properties draw:fill-color="#ff0000" draw:textarea-vertical-align="middle" draw:auto-grow-height="false" fo:min-height="0.0472in" fo:min-width="0.0563in" style:run-through="foreground" style:wrap="run-through" style:number-wrapped-paragraphs="no-limit" style:vertical-pos="from-top" style:vertical-rel="page" style:horizontal-pos="from-left" style:horizontal-rel="paragraph"/>
    </style:style>
    <style:style style:name="gr14" style:family="graphic">
      <style:graphic-properties draw:fill-color="#ff0000" draw:textarea-vertical-align="middle" draw:auto-grow-height="false" fo:min-height="0.0425in" fo:min-width="0.05in" style:run-through="foreground" style:wrap="run-through" style:number-wrapped-paragraphs="no-limit" style:vertical-pos="from-top" style:vertical-rel="page" style:horizontal-pos="from-left" style:horizontal-rel="paragraph"/>
    </style:style>
    <style:style style:name="gr15" style:family="graphic">
      <style:graphic-properties draw:fill-color="#ff0000" draw:textarea-vertical-align="middle" draw:auto-grow-height="false" fo:min-height="0.0547in" fo:min-width="0.0425in" style:run-through="foreground" style:wrap="run-through" style:number-wrapped-paragraphs="no-limit" style:vertical-pos="from-top" style:vertical-rel="page" style:horizontal-pos="from-left" style:horizontal-rel="paragraph"/>
    </style:style>
    <style:style style:name="gr16" style:family="graphic">
      <style:graphic-properties draw:fill-color="#ff0000" draw:textarea-vertical-align="middle" draw:auto-grow-height="false" fo:min-height="0.0673in" fo:min-width="0.0728in" style:run-through="foreground" style:wrap="run-through" style:number-wrapped-paragraphs="no-limit" style:vertical-pos="from-top" style:vertical-rel="page" style:horizontal-pos="from-left" style:horizontal-rel="paragraph"/>
    </style:style>
    <style:style style:name="gr17" style:family="graphic">
      <style:graphic-properties draw:fill-color="#ff0000" draw:textarea-vertical-align="middle" draw:auto-grow-height="false" fo:min-height="0.0492in" fo:min-width="0.0791in" style:run-through="foreground" style:wrap="run-through" style:number-wrapped-paragraphs="no-limit" style:vertical-pos="from-top" style:vertical-rel="page" style:horizontal-pos="from-left" style:horizontal-rel="paragraph"/>
    </style:style>
    <style:style style:name="gr18" style:family="graphic">
      <style:graphic-properties draw:fill-color="#ff0000" draw:textarea-vertical-align="middle" draw:auto-grow-height="false" fo:min-height="0.0472in" fo:min-width="0.0508in" style:run-through="foreground" style:wrap="run-through" style:number-wrapped-paragraphs="no-limit" style:vertical-pos="from-top" style:vertical-rel="page" style:horizontal-pos="from-left" style:horizontal-rel="paragraph"/>
    </style:style>
    <style:style style:name="gr19" style:family="graphic">
      <style:graphic-properties draw:fill-color="#ff0000" draw:textarea-vertical-align="middle" draw:auto-grow-height="false" fo:min-height="0.0402in" fo:min-width="0.0453in" style:run-through="foreground" style:wrap="run-through" style:number-wrapped-paragraphs="no-limit" style:vertical-pos="from-top" style:vertical-rel="page" style:horizontal-pos="from-left" style:horizontal-rel="paragraph"/>
    </style:style>
    <style:style style:name="gr20" style:family="graphic">
      <style:graphic-properties draw:fill-color="#ff0000" draw:textarea-vertical-align="middle" draw:auto-grow-height="false" fo:min-height="0.0492in" fo:min-width="0.0756in" style:run-through="foreground" style:wrap="run-through" style:number-wrapped-paragraphs="no-limit" style:vertical-pos="from-top" style:vertical-rel="page" style:horizontal-pos="from-left" style:horizontal-rel="paragraph"/>
    </style:style>
    <style:style style:name="gr21" style:family="graphic">
      <style:graphic-properties draw:stroke="solid" svg:stroke-width="0in" svg:stroke-color="#3465a4" draw:fill="solid" draw:fill-color="#729fcf" draw:textarea-vertical-align="top" draw:auto-grow-height="false" fo:min-height="0.122in" fo:min-width="0.0236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in" svg:stroke-color="#3465a4" draw:fill="solid" draw:fill-color="#729fcf" draw:textarea-vertical-align="top" draw:auto-grow-height="false" fo:min-height="0.0638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in" svg:stroke-color="#3465a4" draw:fill="solid" draw:fill-color="#729fcf" draw:textarea-vertical-align="top" draw:auto-grow-height="false" fo:min-height="0.0563in" fo:min-width="0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in" svg:stroke-color="#3465a4" draw:fill="solid" draw:fill-color="#729fcf" draw:textarea-vertical-align="top" draw:auto-grow-height="false" fo:min-height="0.0854in" fo:min-width="0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in" svg:stroke-color="#3465a4" draw:fill="solid" draw:fill-color="#729fcf" draw:textarea-vertical-align="top" draw:auto-grow-height="false" fo:min-height="0.0783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in" svg:stroke-color="#3465a4" draw:fill="solid" draw:fill-color="#729fcf" draw:textarea-vertical-align="top" draw:auto-grow-height="false" fo:min-height="0.1083in" fo:min-width="0.0098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in" svg:stroke-color="#3465a4" draw:fill="solid" draw:fill-color="#729fcf" draw:textarea-vertical-align="top" draw:auto-grow-height="false" fo:min-height="0.0929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in" svg:stroke-color="#3465a4" draw:fill="solid" draw:fill-color="#729fcf" draw:textarea-vertical-align="top" draw:auto-grow-height="false" fo:min-height="0.0717in" fo:min-width="0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in" svg:stroke-color="#3465a4" draw:fill="solid" draw:fill-color="#729fcf" draw:textarea-vertical-align="top" draw:auto-grow-height="false" fo:min-height="0.1453in" fo:min-width="0.0465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in" svg:stroke-color="#3465a4" draw:fill="solid" draw:fill-color="#729fcf" draw:textarea-vertical-align="top" draw:auto-grow-height="false" fo:min-height="0.1008in" fo:min-width="0.002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in" svg:stroke-color="#3465a4" draw:fill="solid" draw:fill-color="#729fcf" draw:textarea-vertical-align="top" draw:auto-grow-height="false" fo:min-height="0.0791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in" svg:stroke-color="#3465a4" draw:fill="solid" draw:fill-color="#729fcf" draw:textarea-vertical-align="top" draw:auto-grow-height="false" fo:min-height="0.0484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in" svg:stroke-color="#3465a4" draw:fill="solid" draw:fill-color="#729fcf" draw:textarea-vertical-align="top" draw:auto-grow-height="false" fo:min-height="0.1161in" fo:min-width="0.0173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svg:stroke-width="0in" svg:stroke-color="#3465a4" draw:fill="solid" draw:fill-color="#729fcf" draw:textarea-vertical-align="top" draw:auto-grow-height="false" fo:min-height="0.0571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in" svg:stroke-color="#3465a4" draw:fill="solid" draw:fill-color="#729fcf" draw:textarea-vertical-align="top" draw:auto-grow-height="false" fo:min-height="0.1193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in" svg:stroke-color="#3465a4" draw:fill="solid" draw:fill-color="#729fcf" draw:textarea-vertical-align="top" draw:auto-grow-height="false" fo:min-height="0.1335in" fo:min-width="0.1465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in" svg:stroke-color="#3465a4" draw:fill="solid" draw:fill-color="#729fcf" draw:textarea-vertical-align="top" draw:auto-grow-height="false" fo:min-height="0.1744in" fo:min-width="0.0756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solid" svg:stroke-width="0in" svg:stroke-color="#3465a4" draw:fill="solid" draw:fill-color="#729fcf" draw:textarea-vertical-align="top" draw:auto-grow-height="false" fo:min-height="0.1374in" fo:min-width="0.039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solid" svg:stroke-width="0in" svg:stroke-color="#3465a4" draw:fill="solid" draw:fill-color="#729fcf" draw:textarea-vertical-align="top" draw:auto-grow-height="false" fo:min-height="0.139in" fo:min-width="0.0402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svg:stroke-width="0in" svg:stroke-color="#3465a4" draw:fill="solid" draw:fill-color="#729fcf" draw:textarea-vertical-align="top" draw:auto-grow-height="false" fo:min-height="0.1591in" fo:min-width="0.0602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solid" svg:stroke-width="0in" svg:stroke-color="#3465a4" draw:fill="solid" draw:fill-color="#729fcf" draw:textarea-vertical-align="top" draw:auto-grow-height="false" fo:min-height="0.1957in" fo:min-width="0.0972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4" draw:z-index="106" draw:name="Shape 93" draw:style-name="gr1" draw:text-style-name="P3" svg:width="0.1488in" svg:height="0.1787in" svg:x="1.5043in" svg:y="1.7181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3" draw:z-index="105" draw:name="Shape 92" draw:style-name="gr2" draw:text-style-name="P3" svg:width="0.1567in" svg:height="0.1713in" svg:x="1.4819in" svg:y="7.9626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2" draw:z-index="104" draw:name="Shape 91" draw:style-name="gr3" draw:text-style-name="P3" svg:width="0.1567in" svg:height="0.1343in" svg:x="1.4965in" svg:y="6.1063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2" draw:z-index="103" draw:name="Shape 90" draw:style-name="gr4" draw:text-style-name="P3" svg:width="0.0079in" svg:height="0.0524in" svg:x="1.5563in" svg:y="5.7862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1" draw:z-index="102" draw:name="Shape 89" draw:style-name="gr5" draw:text-style-name="P3" svg:width="0.1343in" svg:height="0.1197in" svg:x="1.5043in" svg:y="7.8354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1" draw:z-index="101" draw:name="Shape 88" draw:style-name="gr6" draw:text-style-name="P3" svg:width="0.1815in" svg:height="0.1268in" svg:x="1.4898in" svg:y="6.1362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0" draw:z-index="100" draw:name="Shape 87" draw:style-name="gr7" draw:text-style-name="P3" svg:width="0.1043in" svg:height="0.1043in" svg:x="1.452in" svg:y="8.7055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0" draw:z-index="99" draw:name="Shape 86" draw:style-name="gr8" draw:text-style-name="P3" svg:width="0.1189in" svg:height="0.1043in" svg:x="1.4673in" svg:y="4.6665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0" draw:z-index="98" draw:name="Shape 85" draw:style-name="gr9" draw:text-style-name="P3" svg:width="0.1189in" svg:height="0.1276in" svg:x="1.4154in" svg:y="1.8311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9" draw:z-index="97" draw:name="Shape 84" draw:style-name="gr10" draw:text-style-name="P3" svg:width="0.1343in" svg:height="0.1114in" svg:x="1.422in" svg:y="8.9319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9" draw:z-index="96" draw:name="Shape 83" draw:style-name="gr11" draw:text-style-name="P3" svg:width="0.1268in" svg:height="0.1189in" svg:x="1.4154in" svg:y="7.3646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9" draw:z-index="95" draw:name="Shape 82" draw:style-name="gr8" draw:text-style-name="P3" svg:width="0.1189in" svg:height="0.1043in" svg:x="1.4374in" svg:y="4.2772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9" draw:z-index="94" draw:name="Shape 81" draw:style-name="gr12" draw:text-style-name="P3" svg:width="0.137in" svg:height="0.1268in" svg:x="1.4819in" svg:y="2.3126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8" draw:z-index="93" draw:name="Shape 80" draw:style-name="gr13" draw:text-style-name="P3" svg:width="0.1496in" svg:height="0.1421in" svg:x="1.4744in" svg:y="7.8063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7" draw:z-index="92" draw:name="Shape 79" draw:style-name="gr14" draw:text-style-name="P3" svg:width="0.1335in" svg:height="0.1268in" svg:x="1.4673in" svg:y="7.6091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6" draw:z-index="91" draw:name="Shape 78" draw:style-name="gr15" draw:text-style-name="P3" svg:width="0.1122in" svg:height="0.1642in" svg:x="1.5118in" svg:y="6.0583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5" draw:z-index="90" draw:name="Shape 77" draw:style-name="gr16" draw:text-style-name="P3" svg:width="0.1941in" svg:height="0.2012in" svg:x="1.4819in" svg:y="5.3992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4" draw:z-index="89" draw:name="Shape 76" draw:style-name="gr17" draw:text-style-name="P3" svg:width="0.2087in" svg:height="0.1488in" svg:x="1.422in" svg:y="5.7146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3" draw:z-index="88" draw:name="Shape 75" draw:style-name="gr18" draw:text-style-name="P3" svg:width="0.1343in" svg:height="0.1421in" svg:x="1.452in" svg:y="5.4272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2" draw:z-index="87" draw:name="Shape 74" draw:style-name="gr19" draw:text-style-name="P3" svg:width="0.1189in" svg:height="0.1189in" svg:x="1.4299in" svg:y="7.4756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" draw:z-index="86" draw:name="Shape 68" draw:style-name="gr20" draw:text-style-name="P3" svg:width="0.2012in" svg:height="0.1488in" svg:x="1.452in" svg:y="8.878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text:p text:style-name="P2"><draw:custom-shape text:anchor-type="char" draw:z-index="14" draw:name="Shape 1" draw:style-name="gr37" draw:text-style-name="P4" svg:width="0.3858in" svg:height="0.3858in" svg:x="0.1874in" svg:y="6.417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" draw:name="Shape 2" draw:style-name="gr41" draw:text-style-name="P4" svg:width="0.4169in" svg:height="0.4169in" svg:x="0.1354in" svg:y="7.063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" draw:name="Shape 3" draw:style-name="gr40" draw:text-style-name="P4" svg:width="0.365in" svg:height="0.365in" svg:x="0.1984in" svg:y="7.802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1" draw:name="image1.png" text:anchor-type="as-char" svg:width="6.0909in" svg:height="9.0319in" draw:z-index="0"><draw:image xlink:href="Pictures/10000001000003DA000005B6B16F4CC4A93373E9.png" xlink:type="simple" xlink:show="embed" xlink:actuate="onLoad" draw:mime-type="image/png"/></draw:frame></text:p>
      <text:p text:style-name="LO-normal"><draw:custom-shape text:anchor-type="char" draw:z-index="17" draw:name="Shape 4" draw:style-name="gr33" draw:text-style-name="P4" svg:width="0.3024in" svg:height="0.3024in" svg:x="0.1665in" svg:y="6.418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" draw:name="Shape 5" draw:style-name="gr38" draw:text-style-name="P4" svg:width="0.3335in" svg:height="0.3335in" svg:x="0.1043in" svg:y="7.084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" draw:name="Shape 6" draw:style-name="gr39" draw:text-style-name="P4" svg:width="0.335in" svg:height="0.335in" svg:x="0.1146in" svg:y="7.626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" draw:name="Shape 7" draw:style-name="gr38" draw:text-style-name="P4" svg:width="0.3335in" svg:height="0.3335in" svg:x="0.1354in" svg:y="8.126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3.png" text:anchor-type="as-char" svg:width="5.7508in" svg:height="9.0319in" draw:z-index="1"><draw:image xlink:href="Pictures/10000001000003BB000005DCFE5EF880CFC82E10.png" xlink:type="simple" xlink:show="embed" xlink:actuate="onLoad" draw:mime-type="image/png"/></draw:frame></text:p>
      <text:p text:style-name="LO-normal"><draw:custom-shape text:anchor-type="char" draw:z-index="21" draw:name="Shape 8" draw:style-name="gr38" draw:text-style-name="P4" svg:width="0.3335in" svg:height="0.3335in" svg:x="0.1827in" svg:y="4.37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" draw:name="Shape 9" draw:style-name="gr31" draw:text-style-name="P4" svg:width="0.2504in" svg:height="0.2504in" svg:x="0.2602in" svg:y="4.804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2.png" text:anchor-type="as-char" svg:width="6.1374in" svg:height="5.722in" draw:z-index="2"><draw:image xlink:href="Pictures/10000001000003D10000038F7B222C34560C7374.png" xlink:type="simple" xlink:show="embed" xlink:actuate="onLoad" draw:mime-type="image/png"/></draw:frame></text:p>
      <text:p text:style-name="LO-normal"><draw:custom-shape text:anchor-type="char" draw:z-index="23" draw:name="Shape 10" draw:style-name="gr21" draw:text-style-name="P4" svg:width="0.313in" svg:height="0.313in" svg:x="0.198in" svg:y="4.659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" draw:name="Shape 11" draw:style-name="gr21" draw:text-style-name="P4" svg:width="0.313in" svg:height="0.313in" svg:x="0.2398in" svg:y="5.221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" draw:name="Shape 12" draw:style-name="gr21" draw:text-style-name="P4" svg:width="0.313in" svg:height="0.313in" svg:x="0.2291in" svg:y="5.721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" draw:name="Shape 13" draw:style-name="gr24" draw:text-style-name="P4" svg:width="0.2606in" svg:height="0.2606in" svg:x="0.2291in" svg:y="6.148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5.png" text:anchor-type="as-char" svg:width="6.1374in" svg:height="7.1228in" draw:z-index="3"><draw:image xlink:href="Pictures/1000000100000429000004D4369473FF636188AA.png" xlink:type="simple" xlink:show="embed" xlink:actuate="onLoad" draw:mime-type="image/png"/></draw:frame></text:p>
      <text:p text:style-name="LO-normal"/>
      <text:p text:style-name="LO-normal"><draw:custom-shape text:anchor-type="char" draw:z-index="27" draw:name="Shape 14" draw:style-name="gr37" draw:text-style-name="P4" svg:width="0.3858in" svg:height="0.3858in" svg:x="0.2083in" svg:y="4.357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" draw:name="Shape 15" draw:style-name="gr24" draw:text-style-name="P4" svg:width="0.2606in" svg:height="0.2606in" svg:x="0.2811in" svg:y="4.930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" draw:name="Shape 16" draw:style-name="gr21" draw:text-style-name="P4" svg:width="0.313in" svg:height="0.313in" svg:x="0.2917in" svg:y="5.399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" draw:name="Shape 17" draw:style-name="gr33" draw:text-style-name="P4" svg:width="0.3024in" svg:height="0.3024in" svg:x="0.2917in" svg:y="5.857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4.png" text:anchor-type="as-char" svg:width="6.1374in" svg:height="6.7992in" draw:z-index="4"><draw:image xlink:href="Pictures/100000010000043D000004B2DCF7DC9C3D14144C.png" xlink:type="simple" xlink:show="embed" xlink:actuate="onLoad" draw:mime-type="image/png"/></draw:frame></text:p>
      <text:p text:style-name="LO-normal"/>
      <text:p text:style-name="LO-normal"><draw:custom-shape text:anchor-type="char" draw:z-index="31" draw:name="Shape 18" draw:style-name="gr31" draw:text-style-name="P4" svg:width="0.2504in" svg:height="0.2504in" svg:x="0.2709in" svg:y="4.306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" draw:name="Shape 19" draw:style-name="gr33" draw:text-style-name="P4" svg:width="0.3024in" svg:height="0.3024in" svg:x="0.2602in" svg:y="4.6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" draw:name="Shape 20" draw:style-name="gr26" draw:text-style-name="P4" svg:width="0.2921in" svg:height="0.2921in" svg:x="0.25in" svg:y="5.025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" draw:name="Shape 21" draw:style-name="gr31" draw:text-style-name="P4" svg:width="0.2504in" svg:height="0.2504in" svg:x="0.2709in" svg:y="5.420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7.png" text:anchor-type="as-char" svg:width="6.1374in" svg:height="6.3807in" draw:z-index="5"><draw:image xlink:href="Pictures/100000010000043D00000468A60BC60E8B58E0EF.png" xlink:type="simple" xlink:show="embed" xlink:actuate="onLoad" draw:mime-type="image/png"/></draw:frame></text:p>
      <text:p text:style-name="LO-normal"/>
      <text:p text:style-name="LO-normal"><draw:custom-shape text:anchor-type="char" draw:z-index="35" draw:name="Shape 22" draw:style-name="gr30" draw:text-style-name="P4" svg:width="0.2815in" svg:height="0.2815in" svg:x="0.2398in" svg:y="5.202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" draw:name="Shape 23" draw:style-name="gr22" draw:text-style-name="P4" svg:width="0.2295in" svg:height="0.2295in" svg:x="0.2291in" svg:y="5.702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" draw:name="Shape 24" draw:style-name="gr26" draw:text-style-name="P4" svg:width="0.2921in" svg:height="0.2921in" svg:x="0.2083in" svg:y="6.119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" draw:name="Shape 25" draw:style-name="gr27" draw:text-style-name="P4" svg:width="0.2713in" svg:height="0.2713in" svg:x="0.2189in" svg:y="6.567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6.png" text:anchor-type="as-char" svg:width="6.1374in" svg:height="7.5417in" draw:z-index="6"><draw:image xlink:href="Pictures/100000010000042F0000052468471514EEAB0FD3.png" xlink:type="simple" xlink:show="embed" xlink:actuate="onLoad" draw:mime-type="image/png"/></draw:frame></text:p>
      <text:p text:style-name="LO-normal"/>
      <text:p text:style-name="LO-normal"/>
      <text:p text:style-name="LO-normal"/>
      <text:p text:style-name="LO-normal"/>
      <text:p text:style-name="LO-normal"><draw:custom-shape text:anchor-type="char" draw:z-index="39" draw:name="Shape 26" draw:style-name="gr26" draw:text-style-name="P4" svg:width="0.2921in" svg:height="0.2921in" svg:x="0.2291in" svg:y="6.755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" draw:name="Shape 27" draw:style-name="gr27" draw:text-style-name="P4" svg:width="0.2713in" svg:height="0.2713in" svg:x="0.2083in" svg:y="7.255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" draw:name="Shape 28" draw:style-name="gr31" draw:text-style-name="P4" svg:width="0.2504in" svg:height="0.2504in" svg:x="0.25in" svg:y="7.734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9.png" text:anchor-type="as-char" svg:width="5.6244in" svg:height="9.0319in" draw:z-index="7"><draw:image xlink:href="Pictures/1000000100000434000006C08C5E78294647B344.png" xlink:type="simple" xlink:show="embed" xlink:actuate="onLoad" draw:mime-type="image/png"/></draw:frame><draw:custom-shape text:anchor-type="char" draw:z-index="80" draw:name="Shape 73" draw:style-name="gr25" draw:text-style-name="P4" svg:width="0.2512in" svg:height="0.2512in" svg:x="0.2354in" svg:y="8.1882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LO-normal"><draw:custom-shape text:anchor-type="char" draw:z-index="42" draw:name="Shape 30" draw:style-name="gr36" draw:text-style-name="P4" svg:width="0.4858in" svg:height="0.328in" svg:x="0in" svg:y="0.9181in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" draw:name="Shape 31" draw:style-name="gr35" draw:text-style-name="P4" svg:width="0.1878in" svg:height="0.3071in" svg:x="0.25in" svg:y="1.245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" draw:name="Shape 32" draw:style-name="gr33" draw:text-style-name="P4" svg:width="0.3024in" svg:height="0.3024in" svg:x="0.198in" svg:y="1.589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" draw:name="Shape 33" draw:style-name="gr34" draw:text-style-name="P4" svg:width="0.2197in" svg:height="0.2197in" svg:x="0.2083in" svg:y="3.225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" draw:name="Shape 34" draw:style-name="gr23" draw:text-style-name="P4" svg:width="0.2189in" svg:height="0.2189in" svg:x="0.2083in" svg:y="3.558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" draw:name="Shape 35" draw:style-name="gr30" draw:text-style-name="P4" svg:width="0.2815in" svg:height="0.2815in" svg:x="0.1874in" svg:y="5.339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" draw:name="Shape 36" draw:style-name="gr31" draw:text-style-name="P4" svg:width="0.2504in" svg:height="0.2504in" svg:x="0.1874in" svg:y="5.620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" draw:name="Shape 37" draw:style-name="gr28" draw:text-style-name="P4" svg:width="0.2398in" svg:height="0.2398in" svg:x="0.1665in" svg:y="5.964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" draw:name="Shape 38" draw:style-name="gr31" draw:text-style-name="P4" svg:width="0.2504in" svg:height="0.2504in" svg:x="0.1563in" svg:y="6.329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2" draw:name="image8.png" text:anchor-type="as-char" svg:y="-5.5319in" svg:width="5.1909in" svg:height="9.0319in" draw:z-index="8"><draw:image xlink:href="Pictures/100000010000042D0000074422BA415C5BD87F37.png" xlink:type="simple" xlink:show="embed" xlink:actuate="onLoad" draw:mime-type="image/png"/></draw:frame><draw:custom-shape text:anchor-type="char" draw:z-index="81" draw:name="Shape 29" draw:style-name="gr24" draw:text-style-name="P4" svg:width="0.2606in" svg:height="0.2606in" svg:x="0.1819in" svg:y="7.898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2" draw:name="Shape 39" draw:style-name="gr24" draw:text-style-name="P4" svg:width="0.2606in" svg:height="0.2606in" svg:x="0.1626in" svg:y="8.209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LO-normal"><draw:custom-shape text:anchor-type="char" draw:z-index="51" draw:name="Shape 41" draw:style-name="gr27" draw:text-style-name="P4" svg:width="0.2713in" svg:height="0.2713in" svg:x="0.1665in" svg:y="0.798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" draw:name="Shape 42" draw:style-name="gr33" draw:text-style-name="P4" svg:width="0.3024in" svg:height="0.3024in" svg:x="0.1457in" svg:y="1.183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" draw:name="Shape 43" draw:style-name="gr24" draw:text-style-name="P4" svg:width="0.2606in" svg:height="0.2606in" svg:x="0.2083in" svg:y="1.642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" draw:name="Shape 44" draw:style-name="gr28" draw:text-style-name="P4" svg:width="0.2398in" svg:height="0.2398in" svg:x="0.2189in" svg:y="2.090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" draw:name="Shape 45" draw:style-name="gr24" draw:text-style-name="P4" svg:width="0.2606in" svg:height="0.2606in" svg:x="0.2083in" svg:y="3.621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" draw:name="Shape 46" draw:style-name="gr33" draw:text-style-name="P4" svg:width="0.3024in" svg:height="0.3024in" svg:x="0.1874in" svg:y="4.059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" draw:name="Shape 47" draw:style-name="gr31" draw:text-style-name="P4" svg:width="0.2504in" svg:height="0.2504in" svg:x="0.1874in" svg:y="4.579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" draw:name="Shape 48" draw:style-name="gr28" draw:text-style-name="P4" svg:width="0.2398in" svg:height="0.2398in" svg:x="0.1874in" svg:y="5.079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" draw:name="Shape 49" draw:style-name="gr32" draw:text-style-name="P4" svg:width="0.2087in" svg:height="0.2087in" svg:x="0.2083in" svg:y="6.725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" draw:name="Shape 50" draw:style-name="gr30" draw:text-style-name="P4" svg:width="0.2815in" svg:height="0.2815in" svg:x="0.1665in" svg:y="7.194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" draw:name="Shape 51" draw:style-name="gr22" draw:text-style-name="P4" svg:width="0.2295in" svg:height="0.2295in" svg:x="0.2083in" svg:y="7.673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12.png" text:anchor-type="as-char" svg:width="5.5602in" svg:height="9.0319in" draw:z-index="9"><draw:image xlink:href="Pictures/100000010000043E000006E4E665F04A30063491.png" xlink:type="simple" xlink:show="embed" xlink:actuate="onLoad" draw:mime-type="image/png"/></draw:frame><draw:custom-shape text:anchor-type="char" draw:z-index="83" draw:name="Shape 40" draw:style-name="gr23" draw:text-style-name="P4" svg:width="0.2189in" svg:height="0.2189in" svg:x="0.2252in" svg:y="8.12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LO-normal"><draw:custom-shape text:anchor-type="char" draw:z-index="62" draw:name="Shape 53" draw:style-name="gr22" draw:text-style-name="P4" svg:width="0.2295in" svg:height="0.2295in" svg:x="0.2638in" svg:y="4.059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" draw:name="Shape 54" draw:style-name="gr22" draw:text-style-name="P4" svg:width="0.2295in" svg:height="0.2295in" svg:x="0.2598in" svg:y="4.407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" draw:name="Shape 55" draw:style-name="gr22" draw:text-style-name="P4" svg:width="0.2295in" svg:height="0.2295in" svg:x="0.2575in" svg:y="4.772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5" draw:name="Shape 56" draw:style-name="gr23" draw:text-style-name="P4" svg:width="0.2189in" svg:height="0.2189in" svg:x="0.2709in" svg:y="5.101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6" draw:name="Shape 57" draw:style-name="gr31" draw:text-style-name="P4" svg:width="0.2504in" svg:height="0.2504in" svg:x="0.2665in" svg:y="6.804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7" draw:name="Shape 58" draw:style-name="gr28" draw:text-style-name="P4" svg:width="0.2398in" svg:height="0.2398in" svg:x="0.2291in" svg:y="7.3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8" draw:name="Shape 59" draw:style-name="gr30" draw:text-style-name="P4" svg:width="0.2815in" svg:height="0.2815in" svg:x="0.2189in" svg:y="7.830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10.png" text:anchor-type="as-char" svg:width="5.5528in" svg:height="9.0319in" draw:z-index="10"><draw:image xlink:href="Pictures/100000010000044A000006FA1521314F4F2949EC.png" xlink:type="simple" xlink:show="embed" xlink:actuate="onLoad" draw:mime-type="image/png"/></draw:frame><draw:custom-shape text:anchor-type="char" draw:z-index="84" draw:name="Shape 52" draw:style-name="gr22" draw:text-style-name="P4" svg:width="0.2295in" svg:height="0.2295in" svg:x="0.2563in" svg:y="8.204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LO-normal"><draw:custom-shape text:anchor-type="char" draw:z-index="69" draw:name="Shape 61" draw:style-name="gr23" draw:text-style-name="P4" svg:width="0.2189in" svg:height="0.2189in" svg:x="0.2709in" svg:y="4.320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" draw:name="Shape 62" draw:style-name="gr28" draw:text-style-name="P4" svg:width="0.2398in" svg:height="0.2398in" svg:x="0.2516in" svg:y="4.692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" draw:name="Shape 63" draw:style-name="gr22" draw:text-style-name="P4" svg:width="0.2295in" svg:height="0.2295in" svg:x="0.2799in" svg:y="5.081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" draw:name="Shape 64" draw:style-name="gr28" draw:text-style-name="P4" svg:width="0.2398in" svg:height="0.2398in" svg:x="0.2807in" svg:y="5.466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11.png" text:anchor-type="as-char" svg:width="6.1374in" svg:height="6.3937in" draw:z-index="11"><draw:image xlink:href="Pictures/100000010000043700000464BA2376E9249C405E.png" xlink:type="simple" xlink:show="embed" xlink:actuate="onLoad" draw:mime-type="image/png"/></draw:frame></text:p>
      <text:p text:style-name="LO-normal"/>
      <text:p text:style-name="LO-normal"><draw:custom-shape text:anchor-type="char" draw:z-index="73" draw:name="Shape 65" draw:style-name="gr29" draw:text-style-name="P4" svg:width="0.3441in" svg:height="0.3441in" svg:x="0.2083in" svg:y="6.904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" draw:name="Shape 66" draw:style-name="gr27" draw:text-style-name="P4" svg:width="0.2713in" svg:height="0.2713in" svg:x="0.1874in" svg:y="7.31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5" draw:name="Shape 67" draw:style-name="gr28" draw:text-style-name="P4" svg:width="0.2398in" svg:height="0.2398in" svg:x="0.198in" svg:y="7.696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5" draw:name="Shape 60" draw:style-name="gr21" draw:text-style-name="P4" svg:width="0.313in" svg:height="0.313in" svg:x="0.152in" svg:y="8.014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13.png" text:anchor-type="as-char" svg:width="5.9854in" svg:height="9.0319in" draw:z-index="12"><draw:image xlink:href="Pictures/100000010000041D00000635021D5C9520432402.png" xlink:type="simple" xlink:show="embed" xlink:actuate="onLoad" draw:mime-type="image/png"/></draw:frame></text:p>
      <text:p text:style-name="LO-normal"><text:bookmark-start text:name="_gjdgxs"/><draw:custom-shape text:anchor-type="char" draw:z-index="76" draw:name="Shape 69" draw:style-name="gr26" draw:text-style-name="P4" svg:width="0.2921in" svg:height="0.2921in" svg:x="0.2602in" svg:y="0.69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7" draw:name="Shape 70" draw:style-name="gr24" draw:text-style-name="P4" svg:width="0.2606in" svg:height="0.2606in" svg:x="0.3228in" svg:y="1.061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8" draw:name="Shape 71" draw:style-name="gr27" draw:text-style-name="P4" svg:width="0.2713in" svg:height="0.2713in" svg:x="0.302in" svg:y="1.416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9" draw:name="Shape 72" draw:style-name="gr26" draw:text-style-name="P4" svg:width="0.2921in" svg:height="0.2921in" svg:x="0.3126in" svg:y="1.780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bookmark-end text:name="_gjdgxs"/><text:soft-page-break/><draw:frame draw:style-name="fr1" draw:name="image14.png" text:anchor-type="as-char" svg:width="6.1374in" svg:height="2.7319in" draw:z-index="13"><draw:image xlink:href="Pictures/100000010000043D000001E37208C1ECF9C6980E.png" xlink:type="simple" xlink:show="embed" xlink:actuate="onLoad" draw:mime-type="image/png"/></draw:frame></text:p>
      <text:p text:style-name="LO-normal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LO-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12-04T14:23:17.478668541</dc:date>
    <meta:editing-cycles>2</meta:editing-cycles>
    <meta:editing-duration>PT14M19S</meta:editing-duration>
    <meta:generator>LibreOffice/7.3.7.2$Linux_X86_64 LibreOffice_project/30$Build-2</meta:generator>
    <meta:document-statistic meta:table-count="0" meta:image-count="14" meta:object-count="0" meta:page-count="14" meta:paragraph-count="14" meta:word-count="0" meta:character-count="0" meta:non-whitespace-character-count="0"/>
    <meta:user-defined meta:name="AppVersion">15.0000</meta:user-defined>
  </office:meta>
</office:document-meta>
</file>